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282708934589884599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29424490328884231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2280362438953879865"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5408928034554085"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34226303761436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867499751515325920"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54003672650712326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49369475201297502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476467" text:continue-list="list554003672650712326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163042503527720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6431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7165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494562"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467805"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65513"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49910674078187567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58923894801370885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25357517274736945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75324"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654130840657970961"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0949001956230841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167165654275315194" text:style-name="L15">
        <text:list-item>
          <text:list>
            <text:list-header>
              <text:p text:style-name="P170">1.5 miles averaging about 9:40/mile and rest 1 min</text:p>
            </text:list-header>
          </text:list>
        </text:list-item>
      </text:list>
      <text:p text:style-name="P23">1 mile in 8:26 and rest 2 min</text:p>
      <text:list xml:id="list4193278890158731096"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570013249945265754"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67418"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69498275265924326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055713109894595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0382496617978792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484888" text:continue-list="list120557131098945959" text:style-name="L19">
        <text:list-item>
          <text:list>
            <text:list-header>
              <text:p text:style-name="P174">(Pace*HR)=1240</text:p>
            </text:list-header>
          </text:list>
        </text:list-item>
      </text:list>
      <text:list xml:id="list37491449" text:continue-list="list694982752659243267" text:style-name="L18">
        <text:list-item>
          <text:list>
            <text:list-header>
              <text:p text:style-name="P173">2 miles at 10:46/mile Ave HR= 121 bpm and rest a few minutes</text:p>
            </text:list-header>
          </text:list>
        </text:list-item>
      </text:list>
      <text:list xml:id="list37486007" text:continue-list="list3748488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49236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4934915485252845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3306744319262336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393527861651117039"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492318125184865374"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50248603588677023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57694173616832802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48687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9537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34221879775463388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23727689490221364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004599809309652493"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1T17:23:22.74</dc:date>
    <dc:creator>James Lombardi</dc:creator>
    <meta:editing-duration>P18DT23H57M14S</meta:editing-duration>
    <meta:editing-cycles>1477</meta:editing-cycles>
    <meta:generator>OpenOffice/4.1.2$Win32 OpenOffice.org_project/412m3$Build-9782</meta:generator>
    <meta:document-statistic meta:table-count="0" meta:image-count="9" meta:object-count="0" meta:page-count="155" meta:paragraph-count="4423" meta:word-count="48338" meta:character-count="248410"/>
  </office:meta>
</office:document-meta>
</file>